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17c" officeooo:paragraph-rsid="0004317c"/>
    </style:style>
    <style:style style:name="P2" style:family="paragraph" style:parent-style-name="Standard">
      <style:text-properties officeooo:rsid="0004317c" officeooo:paragraph-rsid="00045ea9"/>
    </style:style>
    <style:style style:name="T1" style:family="text">
      <style:text-properties style:text-position="super 58%"/>
    </style:style>
    <style:style style:name="T2" style:family="text">
      <style:text-properties officeooo:rsid="00045e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P1"/>
      <text:p text:style-name="P1"/>
      <text:p text:style-name="P1">Introducting to reltional Databases</text:p>
      <text:p text:style-name="P1"/>
      <text:p text:style-name="P1">1</text:p>
      <text:p text:style-name="P1">which field <text:s/>of the customers table is the primary key?</text:p>
      <text:p text:style-name="P1"/>
      <text:p text:style-name="P1">Ans- <text:s text:c="2"/>SNUM </text:p>
      <text:p text:style-name="P1"/>
      <text:p text:style-name="P1">2 WHATS IS THE 4<text:span text:style-name="T1">th</text:span> COLUMN OF THE CUSTOMERS TABLES?</text:p>
      <text:p text:style-name="P1"/>
      <text:p text:style-name="P1">ANS-RATING </text:p>
      <text:p text:style-name="P1"/>
      <text:p text:style-name="P1">3 <text:s/>WHICH IS THE ANOTHER WORD FOR ROW AND COLUMN?</text:p>
      <text:p text:style-name="P1">ANS-ROW ---TUPLE-----ENTIRY</text:p>
      <text:p text:style-name="P1"><text:s text:c="8"/>COLUMN---- ATTRIBUTE </text:p>
      <text:p text:style-name="P1"/>
      <text:p text:style-name="P1">4 WHY ISN’T IT POSSIBLE TO SEE THE FIRST FIVE ROWS OF THE TABLE.</text:p>
      <text:p text:style-name="P1"/>
      <text:p text:style-name="P2">ANS-- <text:s text:c="2"/><text:span text:style-name="T2">row <text:s/>insert in the table is not store sequencially it store the date in random manner thats </text:span></text:p>
      <text:p text:style-name="P2"/>
      <text:p text:style-name="P2"><text:s text:c="13"/><text:span text:style-name="T2">why we can’t see the first five rows of the table </text:span>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22:21.556676468</meta:creation-date>
    <dc:date>2023-09-10T23:59:02.620938057</dc:date>
    <meta:editing-duration>PT21M1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90" meta:character-count="508" meta:non-whitespace-character-count="401"/>
  </office:meta>
</office:document-meta>
</file>